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ffa6a6"/>
    </style:style>
    <style:style style:name="ce3" style:family="table-cell" style:parent-style-name="Default" style:data-style-name="N121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TODO DE JACOBI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x1=</text:p>
          </table:table-cell>
          <table:table-cell office:value-type="string" calcext:value-type="string">
            <text:p>4+x2+0.1x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x1-x2-0.1x3=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x1+7x2-0.3x3=20</text:p>
          </table:table-cell>
          <table:table-cell/>
          <table:table-cell office:value-type="string" calcext:value-type="string">
            <text:p>´=&gt;</text:p>
          </table:table-cell>
          <table:table-cell office:value-type="string" calcext:value-type="string">
            <text:p>x2=</text:p>
          </table:table-cell>
          <table:table-cell office:value-type="string" calcext:value-type="string">
            <text:p>20-0.1x1 + 0.3x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x1-2x2-100x3=4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x3=</text:p>
          </table:table-cell>
          <table:table-cell office:value-type="string" calcext:value-type="string">
            <text:p>3x1-2x2-45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1ra aprox</text:p>
          </table:table-cell>
          <table:table-cell office:value-type="string" calcext:value-type="string">
            <text:p>2 aprox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3 aprox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4 aprox</text:p>
          </table:table-cell>
          <table:table-cell table:style-name="ce2" office:value-type="string" calcext:value-type="string">
            <text:p>error</text:p>
          </table:table-cell>
          <table:table-cell office:value-type="string" calcext:value-type="string">
            <text:p>5 aprox</text:p>
          </table:table-cell>
          <table:table-cell table:style-name="ce2"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table:style-name="ce1" table:formula="of:=(4+[.B14]+0.1*[.B15])/2" office:value-type="float" office:value="2" calcext:value-type="float">
            <text:p>2.000</text:p>
          </table:table-cell>
          <table:table-cell table:style-name="ce3" table:formula="of:=([.C13]-[.B13])/[.C13]" office:value-type="float" office:value="1" calcext:value-type="float">
            <text:p>1.000</text:p>
          </table:table-cell>
          <table:table-cell table:style-name="ce1" table:formula="of:=(4+[.C14]+0.1*[.C15])/2" office:value-type="float" office:value="3.20357142857143" calcext:value-type="float">
            <text:p>3.204</text:p>
          </table:table-cell>
          <table:table-cell table:style-name="ce3" table:formula="of:=([.E13]-[.C13])/[.E13]" office:value-type="float" office:value="0.375696767001115" calcext:value-type="float">
            <text:p>0.376</text:p>
          </table:table-cell>
          <table:table-cell table:style-name="ce1" table:formula="of:=(4+[.E14]+0.1*[.E15])/2" office:value-type="float" office:value="3.093" calcext:value-type="float">
            <text:p>3.093</text:p>
          </table:table-cell>
          <table:table-cell table:style-name="ce3" table:formula="of:=([.G13]-[.E13])/[.G13]" office:value-type="float" office:value="-0.0357489261465984" calcext:value-type="float">
            <text:p>-0.036</text:p>
          </table:table-cell>
          <table:table-cell table:style-name="ce1" table:formula="of:=(4+[.G14]+0.1*[.G15])/2" office:value-type="float" office:value="3.08649107142857" calcext:value-type="float">
            <text:p>3.086</text:p>
          </table:table-cell>
          <table:table-cell table:style-name="ce3" table:formula="of:=([.I13]-[.G13])/[.I13]" office:value-type="float" office:value="-0.00210884412778041" calcext:value-type="float">
            <text:p>-0.002</text:p>
          </table:table-cell>
          <table:table-cell table:style-name="ce1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1" table:formula="of:=(20-0.1*[.B13] + 0.3*[.B15])/7" office:value-type="float" office:value="2.85714285714286" calcext:value-type="float">
            <text:p>2.857</text:p>
          </table:table-cell>
          <table:table-cell table:style-name="ce3" table:formula="of:=([.C14]-[.B14])/[.C14]" office:value-type="float" office:value="1" calcext:value-type="float">
            <text:p>1.000</text:p>
          </table:table-cell>
          <table:table-cell table:style-name="ce1" table:formula="of:=(20-0.1*[.C13] + 0.3*[.C15])/7" office:value-type="float" office:value="2.63571428571429" calcext:value-type="float">
            <text:p>2.636</text:p>
          </table:table-cell>
          <table:table-cell table:style-name="ce3" table:formula="of:=([.E14]-[.C14])/[.E14]" office:value-type="float" office:value="-0.0840108401084011" calcext:value-type="float">
            <text:p>-0.084</text:p>
          </table:table-cell>
          <table:table-cell table:style-name="ce1" table:formula="of:=(20-0.1*[.E13] + 0.3*[.E15])/7" office:value-type="float" office:value="2.61864285714286" calcext:value-type="float">
            <text:p>2.619</text:p>
          </table:table-cell>
          <table:table-cell table:style-name="ce3" table:formula="of:=([.G14]-[.E14])/[.G14]" office:value-type="float" office:value="-0.00651918932926017" calcext:value-type="float">
            <text:p>-0.007</text:p>
          </table:table-cell>
          <table:table-cell table:style-name="ce1" table:formula="of:=(20-0.1*[.G13] + 0.3*[.G15])/7" office:value-type="float" office:value="2.62195969387755" calcext:value-type="float">
            <text:p>2.622</text:p>
          </table:table-cell>
          <table:table-cell table:style-name="ce3" table:formula="of:=([.I14]-[.G14])/[.I14]" office:value-type="float" office:value="0.00126502201480798" calcext:value-type="float">
            <text:p>0.001</text:p>
          </table:table-cell>
          <table:table-cell table:style-name="ce1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table:style-name="ce1" table:formula="of:=(3*[.B13]-2*[.B14]-450)/100" office:value-type="float" office:value="-4.5" calcext:value-type="float">
            <text:p>-4.500</text:p>
          </table:table-cell>
          <table:table-cell table:style-name="ce3" table:formula="of:=([.C15]-[.B15])/[.C15]" office:value-type="float" office:value="1" calcext:value-type="float">
            <text:p>1.000</text:p>
          </table:table-cell>
          <table:table-cell table:style-name="ce1" table:formula="of:=(3*[.C13]-2*[.C14]-450)/100" office:value-type="float" office:value="-4.49714285714286" calcext:value-type="float">
            <text:p>-4.497</text:p>
          </table:table-cell>
          <table:table-cell table:style-name="ce3" table:formula="of:=([.E15]-[.C15])/[.E15]" office:value-type="float" office:value="-0.000635324015247735" calcext:value-type="float">
            <text:p>-0.001</text:p>
          </table:table-cell>
          <table:table-cell table:style-name="ce1" table:formula="of:=(3*[.E13]-2*[.E14]-450)/100" office:value-type="float" office:value="-4.45660714285714" calcext:value-type="float">
            <text:p>-4.457</text:p>
          </table:table-cell>
          <table:table-cell table:style-name="ce3" table:formula="of:=([.G15]-[.E15])/[.G15]" office:value-type="float" office:value="-0.00909564450855473" calcext:value-type="float">
            <text:p>-0.009</text:p>
          </table:table-cell>
          <table:table-cell table:style-name="ce1" table:formula="of:=(3*[.G13]-2*[.G14]-450)/100" office:value-type="float" office:value="-4.45958285714286" calcext:value-type="float">
            <text:p>-4.460</text:p>
          </table:table-cell>
          <table:table-cell table:style-name="ce3" table:formula="of:=([.I15]-[.G15])/[.I15]" office:value-type="float" office:value="0.000667262921451978" calcext:value-type="float">
            <text:p>0.001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8:51:20.591881965</meta:creation-date>
    <dc:date>2025-09-10T17:16:42.221530471</dc:date>
    <meta:editing-duration>PT55M59S</meta:editing-duration>
    <meta:editing-cycles>2</meta:editing-cycles>
    <meta:generator>LibreOffice/7.3.7.2$Linux_X86_64 LibreOffice_project/30$Build-2</meta:generator>
    <meta:document-statistic meta:table-count="1" meta:cell-count="54" meta:object-count="0"/>
  </office:meta>
</office:document-meta>
</file>